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color="#000000" fo:font-weight="bold" officeooo:rsid="0021bd3e" officeooo:paragraph-rsid="0021bd3e" style:font-weight-asian="bold" style:font-weight-complex="bold"/>
    </style:style>
    <style:style style:name="P2" style:family="paragraph" style:parent-style-name="Preformatted_20_Text">
      <style:text-properties fo:font-weight="bold" officeooo:rsid="0055ae66" officeooo:paragraph-rsid="0055ae66" style:font-weight-asian="bold" style:font-weight-complex="bold"/>
    </style:style>
    <style:style style:name="P3" style:family="paragraph" style:parent-style-name="Preformatted_20_Text">
      <style:text-properties officeooo:paragraph-rsid="0055ae66"/>
    </style:style>
    <style:style style:name="P4" style:family="paragraph" style:parent-style-name="Preformatted_20_Text">
      <style:text-properties style:font-name="Liberation Serif" fo:font-size="12pt" style:font-size-asian="12pt" style:font-size-complex="12pt"/>
    </style:style>
    <style:style style:name="P5" style:family="paragraph" style:parent-style-name="Preformatted_20_Text">
      <style:text-properties style:font-name="Liberation Serif" fo:font-size="12pt" officeooo:rsid="00187830" officeooo:paragraph-rsid="00187830" style:font-size-asian="12pt" style:font-size-complex="12pt"/>
    </style:style>
    <style:style style:name="P6" style:family="paragraph" style:parent-style-name="Preformatted_20_Text">
      <style:text-properties style:font-name="Liberation Serif" fo:font-size="12pt" officeooo:rsid="00557d42" officeooo:paragraph-rsid="00557d42" style:font-size-asian="12pt" style:font-size-complex="12pt"/>
    </style:style>
    <style:style style:name="P7" style:family="paragraph" style:parent-style-name="Preformatted_20_Text">
      <style:text-properties style:font-name="Liberation Serif" fo:font-size="12pt" officeooo:rsid="001bb2bd" officeooo:paragraph-rsid="001bb2bd" style:font-size-asian="12pt" style:font-size-complex="12pt"/>
    </style:style>
    <style:style style:name="P8" style:family="paragraph" style:parent-style-name="Preformatted_20_Text">
      <style:text-properties style:font-name="Liberation Serif" fo:font-size="12pt" officeooo:rsid="001bb2bd" officeooo:paragraph-rsid="001d5ac5" style:font-size-asian="12pt" style:font-size-complex="12pt"/>
    </style:style>
    <style:style style:name="P9" style:family="paragraph" style:parent-style-name="Preformatted_20_Text">
      <style:text-properties style:font-name="Liberation Serif" fo:font-size="12pt" officeooo:paragraph-rsid="0055ae66" style:font-size-asian="12pt" style:font-size-complex="12pt"/>
    </style:style>
    <style:style style:name="P10" style:family="paragraph" style:parent-style-name="Preformatted_20_Text">
      <style:text-properties style:font-name="Liberation Serif" fo:font-size="12pt" officeooo:rsid="001d991f" officeooo:paragraph-rsid="001d991f" style:font-size-asian="12pt" style:font-size-complex="12pt"/>
    </style:style>
    <style:style style:name="P11" style:family="paragraph" style:parent-style-name="Preformatted_20_Text">
      <style:text-properties style:font-name="Liberation Serif" fo:font-size="12pt" officeooo:rsid="001d991f" officeooo:paragraph-rsid="0022ffc9" style:font-size-asian="12pt" style:font-size-complex="12pt"/>
    </style:style>
    <style:style style:name="P12" style:family="paragraph" style:parent-style-name="Preformatted_20_Text">
      <style:text-properties style:font-name="Liberation Serif" fo:font-size="12pt" officeooo:rsid="0021bd3e" officeooo:paragraph-rsid="0021bd3e" style:font-size-asian="12pt" style:font-size-complex="12pt"/>
    </style:style>
    <style:style style:name="P13" style:family="paragraph" style:parent-style-name="Preformatted_20_Text">
      <style:text-properties style:font-name="Liberation Serif" fo:font-size="12pt" officeooo:rsid="0021bd3e" officeooo:paragraph-rsid="0022ffc9" style:font-size-asian="12pt" style:font-size-complex="12pt"/>
    </style:style>
    <style:style style:name="P14" style:family="paragraph" style:parent-style-name="Preformatted_20_Text">
      <style:text-properties style:font-name="Liberation Serif" fo:font-size="12pt" officeooo:rsid="0022ffc9" officeooo:paragraph-rsid="0022ffc9" style:font-size-asian="12pt" style:font-size-complex="12pt"/>
    </style:style>
    <style:style style:name="P15" style:family="paragraph" style:parent-style-name="Preformatted_20_Text">
      <style:text-properties style:font-name="Liberation Serif" fo:font-size="12pt" officeooo:rsid="00251c0e" officeooo:paragraph-rsid="00251c0e" style:font-size-asian="12pt" style:font-size-complex="12pt"/>
    </style:style>
    <style:style style:name="P16" style:family="paragraph" style:parent-style-name="Preformatted_20_Text">
      <style:text-properties style:font-name="Liberation Serif" fo:font-size="12pt" officeooo:rsid="0025a34c" officeooo:paragraph-rsid="0025a34c" style:font-size-asian="12pt" style:font-size-complex="12pt"/>
    </style:style>
    <style:style style:name="P17" style:family="paragraph" style:parent-style-name="Preformatted_20_Text">
      <style:text-properties style:font-name="Liberation Serif" fo:font-size="12pt" officeooo:rsid="0029599e" officeooo:paragraph-rsid="0029599e" style:font-size-asian="12pt" style:font-size-complex="12pt"/>
    </style:style>
    <style:style style:name="P18" style:family="paragraph" style:parent-style-name="Preformatted_20_Text">
      <style:text-properties style:font-name="Liberation Serif" fo:font-size="12pt" officeooo:rsid="002b3e7a" officeooo:paragraph-rsid="002b3e7a" style:font-size-asian="12pt" style:font-size-complex="12pt"/>
    </style:style>
    <style:style style:name="P19" style:family="paragraph" style:parent-style-name="Preformatted_20_Text">
      <style:text-properties style:font-name="Liberation Serif" fo:font-size="12pt" officeooo:rsid="002bfc29" officeooo:paragraph-rsid="002bfc29" style:font-size-asian="12pt" style:font-size-complex="12pt"/>
    </style:style>
    <style:style style:name="P20" style:family="paragraph" style:parent-style-name="Preformatted_20_Text">
      <style:text-properties style:font-name="Liberation Serif" fo:font-size="12pt" officeooo:rsid="002f4a20" officeooo:paragraph-rsid="002f4a20" style:font-size-asian="12pt" style:font-size-complex="12pt"/>
    </style:style>
    <style:style style:name="P21" style:family="paragraph" style:parent-style-name="Preformatted_20_Text">
      <style:text-properties style:font-name="Liberation Serif" fo:font-size="12pt" officeooo:rsid="0031553a" officeooo:paragraph-rsid="0031553a" style:font-size-asian="12pt" style:font-size-complex="12pt"/>
    </style:style>
    <style:style style:name="P22" style:family="paragraph" style:parent-style-name="Preformatted_20_Text">
      <style:text-properties style:font-name="Liberation Serif" fo:font-size="12pt" officeooo:rsid="00337e7e" officeooo:paragraph-rsid="00337e7e" style:font-size-asian="12pt" style:font-size-complex="12pt"/>
    </style:style>
    <style:style style:name="P23" style:family="paragraph" style:parent-style-name="Preformatted_20_Text">
      <style:text-properties style:font-name="Liberation Serif" fo:font-size="12pt" officeooo:rsid="00364e32" officeooo:paragraph-rsid="00364e32" style:font-size-asian="12pt" style:font-size-complex="12pt"/>
    </style:style>
    <style:style style:name="P24" style:family="paragraph" style:parent-style-name="Preformatted_20_Text">
      <style:text-properties style:font-name="Liberation Serif" fo:font-size="12pt" officeooo:paragraph-rsid="00337e7e" style:font-size-asian="12pt" style:font-size-complex="12pt"/>
    </style:style>
    <style:style style:name="P25" style:family="paragraph" style:parent-style-name="Preformatted_20_Text">
      <style:text-properties style:font-name="Liberation Serif" fo:font-size="12pt" officeooo:rsid="0037c3e4" officeooo:paragraph-rsid="0037c3e4" style:font-size-asian="12pt" style:font-size-complex="12pt"/>
    </style:style>
    <style:style style:name="P26" style:family="paragraph" style:parent-style-name="Preformatted_20_Text">
      <style:text-properties style:font-name="Liberation Serif" fo:font-size="12pt" officeooo:rsid="0038c21e" officeooo:paragraph-rsid="0038c21e" style:font-size-asian="12pt" style:font-size-complex="12pt"/>
    </style:style>
    <style:style style:name="P27" style:family="paragraph" style:parent-style-name="Preformatted_20_Text">
      <style:text-properties style:font-name="Liberation Serif" fo:font-size="12pt" officeooo:rsid="003aeb53" officeooo:paragraph-rsid="003bd60b" style:font-size-asian="12pt" style:font-size-complex="12pt"/>
    </style:style>
    <style:style style:name="P28" style:family="paragraph" style:parent-style-name="Preformatted_20_Text">
      <style:text-properties style:font-name="Liberation Serif" fo:font-size="12pt" officeooo:rsid="003bd60b" officeooo:paragraph-rsid="003bd60b" style:font-size-asian="12pt" style:font-size-complex="12pt"/>
    </style:style>
    <style:style style:name="P29" style:family="paragraph" style:parent-style-name="Preformatted_20_Text">
      <style:text-properties style:font-name="Liberation Serif" fo:font-size="12pt" officeooo:rsid="003ea0e3" officeooo:paragraph-rsid="003ea0e3" style:font-size-asian="12pt" style:font-size-complex="12pt"/>
    </style:style>
    <style:style style:name="P30" style:family="paragraph" style:parent-style-name="Preformatted_20_Text">
      <style:text-properties style:font-name="Liberation Serif" fo:font-size="12pt" officeooo:rsid="00405836" officeooo:paragraph-rsid="00405836" style:font-size-asian="12pt" style:font-size-complex="12pt"/>
    </style:style>
    <style:style style:name="P31" style:family="paragraph" style:parent-style-name="Preformatted_20_Text">
      <style:text-properties style:font-name="Liberation Serif" fo:font-size="12pt" officeooo:rsid="00423955" officeooo:paragraph-rsid="00423955" style:font-size-asian="12pt" style:font-size-complex="12pt"/>
    </style:style>
    <style:style style:name="P32" style:family="paragraph" style:parent-style-name="Preformatted_20_Text">
      <style:text-properties style:font-name="Liberation Serif" fo:font-size="12pt" officeooo:rsid="004246fb" officeooo:paragraph-rsid="004246fb" style:font-size-asian="12pt" style:font-size-complex="12pt"/>
    </style:style>
    <style:style style:name="P33" style:family="paragraph" style:parent-style-name="Preformatted_20_Text">
      <style:text-properties style:font-name="Liberation Serif" fo:font-size="12pt" officeooo:rsid="004246fb" officeooo:paragraph-rsid="00440500" style:font-size-asian="12pt" style:font-size-complex="12pt"/>
    </style:style>
    <style:style style:name="P34" style:family="paragraph" style:parent-style-name="Preformatted_20_Text">
      <style:text-properties style:font-name="Liberation Serif" fo:font-size="12pt" officeooo:rsid="004246fb" officeooo:paragraph-rsid="00466199" style:font-size-asian="12pt" style:font-size-complex="12pt"/>
    </style:style>
    <style:style style:name="P35" style:family="paragraph" style:parent-style-name="Preformatted_20_Text">
      <style:text-properties style:font-name="Liberation Serif" fo:font-size="12pt" officeooo:rsid="00459834" officeooo:paragraph-rsid="00459834" style:font-size-asian="12pt" style:font-size-complex="12pt"/>
    </style:style>
    <style:style style:name="P36" style:family="paragraph" style:parent-style-name="Preformatted_20_Text">
      <style:text-properties style:font-name="Liberation Serif" fo:font-size="12pt" officeooo:rsid="00466199" officeooo:paragraph-rsid="00466199" style:font-size-asian="12pt" style:font-size-complex="12pt"/>
    </style:style>
    <style:style style:name="P37" style:family="paragraph" style:parent-style-name="Preformatted_20_Text">
      <style:text-properties style:font-name="Liberation Serif" fo:font-size="12pt" officeooo:rsid="0047956b" officeooo:paragraph-rsid="0047956b" style:font-size-asian="12pt" style:font-size-complex="12pt"/>
    </style:style>
    <style:style style:name="P38" style:family="paragraph" style:parent-style-name="Preformatted_20_Text">
      <style:text-properties style:font-name="Liberation Serif" fo:font-size="12pt" officeooo:paragraph-rsid="0047956b" style:font-size-asian="12pt" style:font-size-complex="12pt"/>
    </style:style>
    <style:style style:name="P39" style:family="paragraph" style:parent-style-name="Preformatted_20_Text">
      <style:text-properties style:font-name="Liberation Serif" fo:font-size="12pt" officeooo:paragraph-rsid="004af131" style:font-size-asian="12pt" style:font-size-complex="12pt"/>
    </style:style>
    <style:style style:name="P40" style:family="paragraph" style:parent-style-name="Preformatted_20_Text">
      <style:text-properties style:font-name="Liberation Serif" fo:font-size="12pt" officeooo:rsid="004c4276" officeooo:paragraph-rsid="004c4276" style:font-size-asian="12pt" style:font-size-complex="12pt"/>
    </style:style>
    <style:style style:name="P41" style:family="paragraph" style:parent-style-name="Preformatted_20_Text">
      <style:text-properties style:font-name="Liberation Serif" fo:font-size="12pt" officeooo:paragraph-rsid="004e5c01" style:font-size-asian="12pt" style:font-size-complex="12pt"/>
    </style:style>
    <style:style style:name="P42" style:family="paragraph" style:parent-style-name="Preformatted_20_Text">
      <style:text-properties style:font-name="Liberation Serif" fo:font-size="12pt" officeooo:rsid="004c7b78" officeooo:paragraph-rsid="004e5c01" style:font-size-asian="12pt" style:font-size-complex="12pt"/>
    </style:style>
    <style:style style:name="P43" style:family="paragraph" style:parent-style-name="Preformatted_20_Text">
      <style:text-properties style:font-name="Liberation Serif" fo:font-size="12pt" officeooo:paragraph-rsid="004f48b9" style:font-size-asian="12pt" style:font-size-complex="12pt"/>
    </style:style>
    <style:style style:name="P44" style:family="paragraph" style:parent-style-name="Preformatted_20_Text">
      <style:text-properties style:font-name="Liberation Serif" fo:font-size="12pt" officeooo:rsid="004f48b9" officeooo:paragraph-rsid="004f48b9" style:font-size-asian="12pt" style:font-size-complex="12pt"/>
    </style:style>
    <style:style style:name="P45" style:family="paragraph" style:parent-style-name="Preformatted_20_Text">
      <style:text-properties style:font-name="Liberation Serif" fo:font-size="12pt" officeooo:paragraph-rsid="005064f3" style:font-size-asian="12pt" style:font-size-complex="12pt"/>
    </style:style>
    <style:style style:name="P46" style:family="paragraph" style:parent-style-name="Preformatted_20_Text">
      <style:text-properties style:font-name="Liberation Serif" fo:font-size="12pt" officeooo:paragraph-rsid="00516fd4" style:font-size-asian="12pt" style:font-size-complex="12pt"/>
    </style:style>
    <style:style style:name="P47" style:family="paragraph" style:parent-style-name="Preformatted_20_Text">
      <style:text-properties style:font-name="Liberation Serif" fo:font-size="12pt" officeooo:rsid="005064f3" officeooo:paragraph-rsid="00516fd4" style:font-size-asian="12pt" style:font-size-complex="12pt"/>
    </style:style>
    <style:style style:name="P48" style:family="paragraph" style:parent-style-name="Preformatted_20_Text">
      <style:text-properties style:font-name="Liberation Serif" fo:font-size="12pt" officeooo:rsid="005064f3" officeooo:paragraph-rsid="005064f3" style:font-size-asian="12pt" style:font-size-complex="12pt"/>
    </style:style>
    <style:style style:name="P49" style:family="paragraph" style:parent-style-name="Preformatted_20_Text">
      <style:text-properties style:font-name="Liberation Serif" fo:font-size="12pt" officeooo:rsid="00516fd4" officeooo:paragraph-rsid="00516fd4" style:font-size-asian="12pt" style:font-size-complex="12pt"/>
    </style:style>
    <style:style style:name="P50" style:family="paragraph" style:parent-style-name="Preformatted_20_Text">
      <style:text-properties style:font-name="Liberation Serif" fo:font-size="12pt" officeooo:paragraph-rsid="00557d42" style:font-size-asian="12pt" style:font-size-complex="12pt"/>
    </style:style>
    <style:style style:name="P51" style:family="paragraph" style:parent-style-name="Preformatted_20_Text">
      <style:text-properties style:font-name="Liberation Serif" fo:font-size="12pt" officeooo:rsid="00566dda" officeooo:paragraph-rsid="00566dda" style:font-size-asian="12pt" style:font-size-complex="12pt"/>
    </style:style>
    <style:style style:name="P52" style:family="paragraph" style:parent-style-name="Preformatted_20_Text">
      <style:text-properties style:font-name="Liberation Serif" fo:font-size="12pt" fo:font-weight="bold" officeooo:rsid="00187830" officeooo:paragraph-rsid="0055ae66" style:font-size-asian="12pt" style:font-weight-asian="bold" style:font-size-complex="12pt" style:font-weight-complex="bold"/>
    </style:style>
    <style:style style:name="P53" style:family="paragraph" style:parent-style-name="Preformatted_20_Text">
      <style:text-properties style:font-name="Liberation Serif" fo:font-size="12pt" fo:font-weight="bold" officeooo:rsid="0029599e" officeooo:paragraph-rsid="0029599e" style:font-size-asian="12pt" style:font-weight-asian="bold" style:font-size-complex="12pt" style:font-weight-complex="bold"/>
    </style:style>
    <style:style style:name="P54" style:family="paragraph" style:parent-style-name="Preformatted_20_Text">
      <style:text-properties style:font-name="Liberation Serif" fo:font-size="12pt" fo:font-weight="bold" officeooo:paragraph-rsid="0047956b" style:font-size-asian="12pt" style:font-weight-asian="bold" style:font-size-complex="12pt" style:font-weight-complex="bold"/>
    </style:style>
    <style:style style:name="P55" style:family="paragraph" style:parent-style-name="Preformatted_20_Text">
      <style:text-properties style:font-name="Liberation Serif" fo:font-size="12pt" style:text-underline-style="solid" style:text-underline-width="auto" style:text-underline-color="font-color" fo:font-weight="bold" officeooo:rsid="0021bd3e" officeooo:paragraph-rsid="0021bd3e" style:font-size-asian="12pt" style:font-weight-asian="bold" style:font-size-complex="12pt" style:font-weight-complex="bold"/>
    </style:style>
    <style:style style:name="P56" style:family="paragraph" style:parent-style-name="Preformatted_20_Text">
      <style:text-properties style:font-name="Liberation Serif" fo:font-size="12pt" style:text-underline-style="solid" style:text-underline-width="auto" style:text-underline-color="font-color" fo:font-weight="bold" officeooo:rsid="001d991f" officeooo:paragraph-rsid="0022ffc9" style:font-size-asian="12pt" style:font-weight-asian="bold" style:font-size-complex="12pt" style:font-weight-complex="bold"/>
    </style:style>
    <style:style style:name="P57" style:family="paragraph" style:parent-style-name="Preformatted_20_Text">
      <style:text-properties style:font-name="Liberation Serif" fo:font-size="12pt" style:text-underline-style="solid" style:text-underline-width="auto" style:text-underline-color="font-color" fo:font-weight="bold" officeooo:rsid="0057d946" officeooo:paragraph-rsid="0057d946" style:font-size-asian="12pt" style:font-weight-asian="bold" style:font-size-complex="12pt" style:font-weight-complex="bold"/>
    </style:style>
    <style:style style:name="P58" style:family="paragraph" style:parent-style-name="Preformatted_20_Text">
      <style:text-properties style:font-name="Liberation Serif" fo:font-size="12pt" fo:font-weight="normal" officeooo:rsid="0029599e" officeooo:paragraph-rsid="0029599e" style:font-size-asian="12pt" style:font-weight-asian="normal" style:font-size-complex="12pt" style:font-weight-complex="normal"/>
    </style:style>
    <style:style style:name="P59" style:family="paragraph" style:parent-style-name="Preformatted_20_Text">
      <style:text-properties style:font-name="Liberation Serif" fo:font-size="12pt" fo:font-weight="normal" officeooo:rsid="002fb2fb" officeooo:paragraph-rsid="002fb2fb" style:font-size-asian="12pt" style:font-weight-asian="normal" style:font-size-complex="12pt" style:font-weight-complex="normal"/>
    </style:style>
    <style:style style:name="P60" style:family="paragraph" style:parent-style-name="Preformatted_20_Text">
      <style:text-properties style:font-name="Liberation Serif" fo:font-size="12pt" fo:font-weight="normal" officeooo:rsid="0031553a" officeooo:paragraph-rsid="0031553a" style:font-size-asian="12pt" style:font-weight-asian="normal" style:font-size-complex="12pt" style:font-weight-complex="normal"/>
    </style:style>
    <style:style style:name="P61" style:family="paragraph" style:parent-style-name="Preformatted_20_Text">
      <style:text-properties style:font-name="Liberation Serif" fo:font-size="12pt" style:text-underline-style="none" fo:font-weight="normal" officeooo:rsid="0031553a" officeooo:paragraph-rsid="0031553a" style:font-size-asian="12pt" style:font-weight-asian="normal" style:font-size-complex="12pt" style:font-weight-complex="normal"/>
    </style:style>
    <style:style style:name="P62" style:family="paragraph" style:parent-style-name="Preformatted_20_Text">
      <style:text-properties style:font-name="Liberation Serif" fo:font-size="12pt" style:text-underline-style="none" fo:font-weight="normal" officeooo:rsid="00324826" officeooo:paragraph-rsid="00324826" style:font-size-asian="12pt" style:font-weight-asian="normal" style:font-size-complex="12pt" style:font-weight-complex="normal"/>
    </style:style>
    <style:style style:name="P63" style:family="paragraph" style:parent-style-name="Preformatted_20_Text">
      <style:text-properties style:font-name="Liberation Serif" fo:font-size="12pt" style:text-underline-style="none" fo:font-weight="normal" officeooo:rsid="0057d946" officeooo:paragraph-rsid="0057d946" style:font-size-asian="12pt" style:font-weight-asian="normal" style:font-size-complex="12pt" style:font-weight-complex="normal"/>
    </style:style>
    <style:style style:name="P64" style:family="paragraph" style:parent-style-name="Preformatted_20_Text">
      <style:text-properties style:font-name="Liberation Serif" fo:font-size="12pt" fo:font-style="italic" officeooo:rsid="0038c21e" officeooo:paragraph-rsid="0038c21e" style:font-size-asian="12pt" style:font-style-asian="italic" style:font-size-complex="12pt" style:font-style-complex="italic"/>
    </style:style>
    <style:style style:name="P65" style:family="paragraph" style:parent-style-name="Preformatted_20_Text">
      <style:text-properties style:font-name="Liberation Serif" fo:font-size="12pt" fo:font-style="italic" officeooo:rsid="003aeb53" officeooo:paragraph-rsid="003aeb53" style:font-size-asian="12pt" style:font-style-asian="italic" style:font-size-complex="12pt" style:font-style-complex="italic"/>
    </style:style>
    <style:style style:name="P66" style:family="paragraph" style:parent-style-name="Preformatted_20_Text">
      <style:text-properties style:font-name="Liberation Serif" fo:font-size="12pt" fo:font-style="italic" officeooo:rsid="00405836" officeooo:paragraph-rsid="00405836" style:font-size-asian="12pt" style:font-style-asian="italic" style:font-size-complex="12pt" style:font-style-complex="italic"/>
    </style:style>
    <style:style style:name="P67" style:family="paragraph" style:parent-style-name="Preformatted_20_Text">
      <style:text-properties style:font-name="Liberation Serif" fo:font-size="12pt" fo:font-style="italic" officeooo:rsid="00423955" officeooo:paragraph-rsid="00423955" style:font-size-asian="12pt" style:font-style-asian="italic" style:font-size-complex="12pt" style:font-style-complex="italic"/>
    </style:style>
    <style:style style:name="P68" style:family="paragraph" style:parent-style-name="Preformatted_20_Text">
      <style:text-properties style:font-name="Liberation Serif" fo:font-size="12pt" fo:font-style="italic" officeooo:rsid="004246fb" officeooo:paragraph-rsid="004246fb" style:font-size-asian="12pt" style:font-style-asian="italic" style:font-size-complex="12pt" style:font-style-complex="italic"/>
    </style:style>
    <style:style style:name="P69" style:family="paragraph" style:parent-style-name="Preformatted_20_Text">
      <style:text-properties style:font-name="Liberation Serif" fo:font-size="12pt" fo:font-style="italic" officeooo:rsid="00440500" officeooo:paragraph-rsid="00440500" style:font-size-asian="12pt" style:font-style-asian="italic" style:font-size-complex="12pt" style:font-style-complex="italic"/>
    </style:style>
    <style:style style:name="P70" style:family="paragraph" style:parent-style-name="Preformatted_20_Text">
      <style:text-properties style:font-name="Liberation Serif" fo:font-size="12pt" fo:font-style="italic" officeooo:rsid="00440500" officeooo:paragraph-rsid="00466199" style:font-size-asian="12pt" style:font-style-asian="italic" style:font-size-complex="12pt" style:font-style-complex="italic"/>
    </style:style>
    <style:style style:name="P71" style:family="paragraph" style:parent-style-name="Preformatted_20_Text">
      <style:text-properties style:font-name="Liberation Serif" fo:font-size="12pt" fo:font-style="italic" officeooo:rsid="0047956b" officeooo:paragraph-rsid="0047956b" style:font-size-asian="12pt" style:font-style-asian="italic" style:font-size-complex="12pt" style:font-style-complex="italic"/>
    </style:style>
    <style:style style:name="P72" style:family="paragraph" style:parent-style-name="Preformatted_20_Text">
      <style:text-properties style:font-name="Liberation Serif" fo:font-size="12pt" fo:font-style="italic" officeooo:paragraph-rsid="0047956b" style:font-size-asian="12pt" style:font-style-asian="italic" style:font-size-complex="12pt" style:font-style-complex="italic"/>
    </style:style>
    <style:style style:name="P73" style:family="paragraph" style:parent-style-name="Preformatted_20_Text">
      <style:text-properties style:font-name="Liberation Serif" fo:font-size="12pt" fo:font-style="italic" officeooo:rsid="004c4276" officeooo:paragraph-rsid="004c4276" style:font-size-asian="12pt" style:font-style-asian="italic" style:font-size-complex="12pt" style:font-style-complex="italic"/>
    </style:style>
    <style:style style:name="P74" style:family="paragraph" style:parent-style-name="Preformatted_20_Text">
      <style:text-properties style:font-name="Liberation Serif" fo:font-size="12pt" fo:font-style="italic" officeooo:paragraph-rsid="005064f3" style:font-size-asian="12pt" style:font-style-asian="italic" style:font-size-complex="12pt" style:font-style-complex="italic"/>
    </style:style>
    <style:style style:name="P75" style:family="paragraph" style:parent-style-name="Preformatted_20_Text">
      <style:text-properties style:font-name="Liberation Serif" fo:font-size="12pt" fo:font-style="italic" officeooo:rsid="005064f3" officeooo:paragraph-rsid="005064f3" style:font-size-asian="12pt" style:font-style-asian="italic" style:font-size-complex="12pt" style:font-style-complex="italic"/>
    </style:style>
    <style:style style:name="P76" style:family="paragraph" style:parent-style-name="Preformatted_20_Text">
      <style:text-properties style:font-name="Liberation Serif" fo:font-size="12pt" fo:font-style="italic" officeooo:rsid="00557d42" officeooo:paragraph-rsid="00557d42" style:font-size-asian="12pt" style:font-style-asian="italic" style:font-size-complex="12pt" style:font-style-complex="italic"/>
    </style:style>
    <style:style style:name="P77" style:family="paragraph" style:parent-style-name="Preformatted_20_Text">
      <style:text-properties style:font-name="Liberation Serif" fo:font-size="12pt" fo:font-style="italic" officeooo:paragraph-rsid="005d11bd" style:font-size-asian="12pt" style:font-style-asian="italic" style:font-size-complex="12pt" style:font-style-complex="italic"/>
    </style:style>
    <style:style style:name="P78" style:family="paragraph" style:parent-style-name="Preformatted_20_Text">
      <style:text-properties style:font-name="Liberation Serif" fo:font-size="12pt" fo:font-style="normal" officeooo:rsid="00557d42" officeooo:paragraph-rsid="00557d42" style:font-size-asian="12pt" style:font-style-asian="normal" style:font-size-complex="12pt" style:font-style-complex="normal"/>
    </style:style>
    <style:style style:name="P79" style:family="paragraph" style:parent-style-name="Preformatted_20_Text">
      <style:text-properties fo:color="#ce181e" style:font-name="Liberation Serif" fo:font-size="12pt" officeooo:rsid="00364e32" officeooo:paragraph-rsid="00364e32" style:font-size-asian="12pt" style:font-size-complex="12pt"/>
    </style:style>
    <style:style style:name="P80" style:family="paragraph" style:parent-style-name="Standard">
      <style:text-properties style:font-name="Liberation Serif" fo:font-size="12pt" style:text-underline-style="solid" style:text-underline-width="auto" style:text-underline-color="font-color" fo:font-weight="bold" officeooo:rsid="001d991f" officeooo:paragraph-rsid="0022ffc9" style:font-size-asian="12pt" style:font-weight-asian="bold" style:font-size-complex="12pt" style:font-weight-complex="bold"/>
    </style:style>
    <style:style style:name="P81" style:family="paragraph" style:parent-style-name="Standard">
      <style:text-properties style:font-name="Liberation Serif" fo:font-size="12pt" officeooo:rsid="001d991f" officeooo:paragraph-rsid="0022ffc9" style:font-size-asian="12pt" style:font-size-complex="12pt"/>
    </style:style>
    <style:style style:name="P82" style:family="paragraph" style:parent-style-name="Standard">
      <style:text-properties style:font-name="Liberation Serif" fo:font-size="12pt" officeooo:rsid="0022ffc9" officeooo:paragraph-rsid="0022ffc9" style:font-size-asian="12pt" style:font-size-complex="12pt"/>
    </style:style>
    <style:style style:name="P83" style:family="paragraph" style:parent-style-name="Standard">
      <style:text-properties style:font-name="Liberation Serif" fo:font-size="12pt" officeooo:rsid="00236bec" officeooo:paragraph-rsid="00236bec" style:font-size-asian="12pt" style:font-size-complex="12pt"/>
    </style:style>
    <style:style style:name="P84" style:family="paragraph" style:parent-style-name="Standard">
      <style:text-properties style:font-name="Liberation Serif" fo:font-size="12pt" officeooo:paragraph-rsid="005064f3" style:font-size-asian="12pt" style:font-size-complex="12pt"/>
    </style:style>
    <style:style style:name="P85" style:family="paragraph" style:parent-style-name="Contents_20_1">
      <style:paragraph-properties>
        <style:tab-stops>
          <style:tab-stop style:position="18.002cm" style:type="right" style:leader-style="dotted" style:leader-text="."/>
        </style:tab-stops>
      </style:paragraph-properties>
    </style:style>
    <style:style style:name="P86" style:family="paragraph" style:parent-style-name="Preformatted_20_Text" style:list-style-name="L1">
      <style:text-properties style:font-name="Liberation Serif" fo:font-size="12pt" officeooo:paragraph-rsid="002f4a20" style:font-size-asian="12pt" style:font-size-complex="12pt"/>
    </style:style>
    <style:style style:name="P87" style:family="paragraph" style:parent-style-name="Preformatted_20_Text" style:list-style-name="L2">
      <style:text-properties style:font-name="Liberation Serif" fo:font-size="12pt" officeooo:rsid="0047956b" officeooo:paragraph-rsid="0047956b" style:font-size-asian="12pt" style:font-size-complex="12pt"/>
    </style:style>
    <style:style style:name="P88" style:family="paragraph" style:parent-style-name="Preformatted_20_Text">
      <style:text-properties style:font-name="Liberation Serif" fo:font-size="12pt" officeooo:paragraph-rsid="0047956b" style:font-size-asian="12pt" style:font-size-complex="12pt"/>
    </style:style>
    <style:style style:name="P89" style:family="paragraph" style:parent-style-name="Preformatted_20_Text" style:list-style-name="L1">
      <style:text-properties style:font-name="Liberation Serif" fo:font-size="12pt" fo:font-weight="normal" officeooo:rsid="002fb2fb" officeooo:paragraph-rsid="002fb2fb" style:font-size-asian="12pt" style:font-weight-asian="normal" style:font-size-complex="12pt" style:font-weight-complex="normal"/>
    </style:style>
    <style:style style:name="P90" style:family="paragraph" style:parent-style-name="Preformatted_20_Text">
      <style:text-properties style:font-name="Liberation Serif" fo:font-size="12pt" fo:font-weight="bold" officeooo:rsid="00187830" officeooo:paragraph-rsid="0055ae66" style:font-size-asian="12pt" style:font-weight-asian="bold" style:font-size-complex="12pt" style:font-weight-complex="bold"/>
    </style:style>
    <style:style style:name="P91" style:family="paragraph" style:parent-style-name="Preformatted_20_Text">
      <style:text-properties style:font-name="Liberation Serif" fo:font-size="12pt" fo:font-style="italic" officeooo:rsid="00617c09" officeooo:paragraph-rsid="00617c09"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weight="bold" officeooo:rsid="002f4a20"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d5ac5"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d5ac5" style:font-weight-asian="normal" style:font-weight-complex="normal"/>
    </style:style>
    <style:style style:name="T7" style:family="text">
      <style:text-properties style:text-underline-style="none" fo:font-weight="normal" officeooo:rsid="00597e91" style:font-weight-asian="normal" style:font-weight-complex="normal"/>
    </style:style>
    <style:style style:name="T8" style:family="text">
      <style:text-properties style:text-underline-style="none" fo:font-weight="normal" officeooo:rsid="005ab11f" style:font-weight-asian="normal" style:font-weight-complex="normal"/>
    </style:style>
    <style:style style:name="T9" style:family="text">
      <style:text-properties officeooo:rsid="001bb2bd"/>
    </style:style>
    <style:style style:name="T10" style:family="text">
      <style:text-properties officeooo:rsid="001d5ac5"/>
    </style:style>
    <style:style style:name="T11" style:family="text">
      <style:text-properties officeooo:rsid="0021bd3e"/>
    </style:style>
    <style:style style:name="T12" style:family="text">
      <style:text-properties officeooo:rsid="0022ffc9"/>
    </style:style>
    <style:style style:name="T13" style:family="text">
      <style:text-properties officeooo:rsid="00236bec"/>
    </style:style>
    <style:style style:name="T14" style:family="text">
      <style:text-properties officeooo:rsid="002768f0"/>
    </style:style>
    <style:style style:name="T15" style:family="text">
      <style:text-properties officeooo:rsid="0029599e"/>
    </style:style>
    <style:style style:name="T16" style:family="text">
      <style:text-properties fo:font-weight="normal" officeooo:rsid="002f4a20" style:font-weight-asian="normal" style:font-weight-complex="normal"/>
    </style:style>
    <style:style style:name="T17" style:family="text">
      <style:text-properties fo:font-weight="normal" officeooo:rsid="002fb2fb" style:font-weight-asian="normal" style:font-weight-complex="normal"/>
    </style:style>
    <style:style style:name="T18" style:family="text">
      <style:text-properties officeooo:rsid="002bfc29"/>
    </style:style>
    <style:style style:name="T19" style:family="text">
      <style:text-properties officeooo:rsid="002f4a20"/>
    </style:style>
    <style:style style:name="T20" style:family="text">
      <style:text-properties fo:color="#ce181e"/>
    </style:style>
    <style:style style:name="T21" style:family="text">
      <style:text-properties officeooo:rsid="0037c3e4"/>
    </style:style>
    <style:style style:name="T22" style:family="text">
      <style:text-properties officeooo:rsid="0038fee0"/>
    </style:style>
    <style:style style:name="T23" style:family="text">
      <style:text-properties officeooo:rsid="003aeb53"/>
    </style:style>
    <style:style style:name="T24" style:family="text">
      <style:text-properties officeooo:rsid="003bd60b"/>
    </style:style>
    <style:style style:name="T25" style:family="text">
      <style:text-properties officeooo:rsid="00423955"/>
    </style:style>
    <style:style style:name="T26" style:family="text">
      <style:text-properties officeooo:rsid="004246fb"/>
    </style:style>
    <style:style style:name="T27" style:family="text">
      <style:text-properties officeooo:rsid="00440500"/>
    </style:style>
    <style:style style:name="T28" style:family="text">
      <style:text-properties officeooo:rsid="0047956b"/>
    </style:style>
    <style:style style:name="T29" style:family="text">
      <style:text-properties fo:font-style="italic" style:font-style-asian="italic" style:font-style-complex="italic"/>
    </style:style>
    <style:style style:name="T30" style:family="text">
      <style:text-properties fo:font-style="italic" officeooo:rsid="0047956b" style:font-style-asian="italic" style:font-style-complex="italic"/>
    </style:style>
    <style:style style:name="T31" style:family="text">
      <style:text-properties fo:font-style="italic" officeooo:rsid="00337e7e" style:font-style-asian="italic" style:font-style-complex="italic"/>
    </style:style>
    <style:style style:name="T32" style:family="text">
      <style:text-properties fo:font-style="italic" officeooo:rsid="00440500" style:font-style-asian="italic" style:font-style-complex="italic"/>
    </style:style>
    <style:style style:name="T33" style:family="text">
      <style:text-properties fo:font-style="italic" officeooo:rsid="004991bc" style:font-style-asian="italic" style:font-style-complex="italic"/>
    </style:style>
    <style:style style:name="T34" style:family="text">
      <style:text-properties fo:font-style="italic" officeooo:rsid="0063faa9" style:font-style-asian="italic" style:font-style-complex="italic"/>
    </style:style>
    <style:style style:name="T35" style:family="text">
      <style:text-properties officeooo:rsid="004991bc"/>
    </style:style>
    <style:style style:name="T36" style:family="text">
      <style:text-properties officeooo:rsid="004af131"/>
    </style:style>
    <style:style style:name="T37" style:family="text">
      <style:text-properties officeooo:rsid="004c4276"/>
    </style:style>
    <style:style style:name="T38" style:family="text">
      <style:text-properties officeooo:rsid="004c7b78"/>
    </style:style>
    <style:style style:name="T39" style:family="text">
      <style:text-properties officeooo:rsid="004e5c01"/>
    </style:style>
    <style:style style:name="T40" style:family="text">
      <style:text-properties officeooo:rsid="004f48b9"/>
    </style:style>
    <style:style style:name="T41" style:family="text">
      <style:text-properties officeooo:rsid="005064f3"/>
    </style:style>
    <style:style style:name="T42" style:family="text">
      <style:text-properties fo:font-style="normal" style:font-style-asian="normal" style:font-style-complex="normal"/>
    </style:style>
    <style:style style:name="T43" style:family="text">
      <style:text-properties fo:font-style="normal" officeooo:rsid="00516fd4" style:font-style-asian="normal" style:font-style-complex="normal"/>
    </style:style>
    <style:style style:name="T44" style:family="text">
      <style:text-properties fo:font-style="normal" officeooo:rsid="005064f3" style:font-style-asian="normal" style:font-style-complex="normal"/>
    </style:style>
    <style:style style:name="T45" style:family="text">
      <style:text-properties fo:font-style="normal" officeooo:rsid="005301fd" style:font-style-asian="normal" style:font-style-complex="normal"/>
    </style:style>
    <style:style style:name="T46" style:family="text">
      <style:text-properties fo:font-style="normal" officeooo:rsid="005e1a46" style:font-style-asian="normal" style:font-style-complex="normal"/>
    </style:style>
    <style:style style:name="T47" style:family="text">
      <style:text-properties fo:font-style="normal" officeooo:rsid="005e3606" style:font-style-asian="normal" style:font-style-complex="normal"/>
    </style:style>
    <style:style style:name="T48" style:family="text">
      <style:text-properties fo:font-style="normal" officeooo:rsid="0061ee56" style:font-style-asian="normal" style:font-style-complex="normal"/>
    </style:style>
    <style:style style:name="T49" style:family="text">
      <style:text-properties fo:font-style="normal" officeooo:rsid="0063faa9"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officeooo:rsid="00516fd4"/>
    </style:style>
    <style:style style:name="T52" style:family="text">
      <style:text-properties officeooo:rsid="005301fd"/>
    </style:style>
    <style:style style:name="T53" style:family="text">
      <style:text-properties officeooo:rsid="0053a397"/>
    </style:style>
    <style:style style:name="T54" style:family="text">
      <style:text-properties officeooo:rsid="00543ddb"/>
    </style:style>
    <style:style style:name="T55" style:family="text">
      <style:text-properties officeooo:rsid="00557d42"/>
    </style:style>
    <style:style style:name="T56" style:family="text">
      <style:text-properties officeooo:rsid="0055ae66"/>
    </style:style>
    <style:style style:name="T57" style:family="text">
      <style:text-properties officeooo:rsid="0057d946"/>
    </style:style>
    <style:style style:name="T58" style:family="text">
      <style:text-properties officeooo:rsid="005fa17d"/>
    </style:style>
    <style:style style:name="T59" style:family="text">
      <style:text-properties officeooo:rsid="00617c0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1054_773593466" text:style-name="Index_20_Link" text:visited-style-name="Index_20_Link">1. Version<text:tab/>1</text:a></text:p>
          <text:p text:style-name="P85"><text:a xlink:type="simple" xlink:href="#__RefHeading___Toc1056_773593466" text:style-name="Index_20_Link" text:visited-style-name="Index_20_Link">2. Introduction<text:tab/>1</text:a></text:p>
          <text:p text:style-name="P85"><text:a xlink:type="simple" xlink:href="#__RefHeading___Toc1058_773593466" text:style-name="Index_20_Link" text:visited-style-name="Index_20_Link">3. Scripts<text:tab/>2</text:a></text:p>
          <text:p text:style-name="P85"><text:a xlink:type="simple" xlink:href="#__RefHeading___Toc1060_773593466" text:style-name="Index_20_Link" text:visited-style-name="Index_20_Link">4. The chroot environment.<text:tab/>3</text:a></text:p>
          <text:p text:style-name="P85"><text:a xlink:type="simple" xlink:href="#__RefHeading___Toc1062_773593466" text:style-name="Index_20_Link" text:visited-style-name="Index_20_Link">5. The IsoLinux environment.<text:tab/>4</text:a></text:p>
          <text:p text:style-name="P85"><text:a xlink:type="simple" xlink:href="#__RefHeading___Toc1064_773593466" text:style-name="Index_20_Link" text:visited-style-name="Index_20_Link">6. Changing utility functionality<text:tab/>4</text:a></text:p>
          <text:p text:style-name="P85"><text:a xlink:type="simple" xlink:href="#__RefHeading___Toc1066_773593466" text:style-name="Index_20_Link" text:visited-style-name="Index_20_Link">7. Building a bootable USB drive<text:tab/>4</text:a></text:p>
          <text:p text:style-name="P85"><text:a xlink:type="simple" xlink:href="#__RefHeading___Toc1068_773593466" text:style-name="Index_20_Link" text:visited-style-name="Index_20_Link">8. Putting a new version into production.<text:tab/>5</text:a></text:p>
          <text:p text:style-name="P85"><text:a xlink:type="simple" xlink:href="#__RefHeading___Toc1070_773593466" text:style-name="Index_20_Link" text:visited-style-name="Index_20_Link">9. Building a new wiper Linux environment.<text:tab/>6</text:a></text:p>
        </text:index-body>
      </text:table-of-content>
      <text:h text:style-name="Heading_20_1" text:outline-level="1"/>
      <text:h text:style-name="Heading_20_1" text:outline-level="1"><text:bookmark-start text:name="__RefHeading___Toc1054_773593466"/>1. Version<text:bookmark-end text:name="__RefHeading___Toc1054_773593466"/></text:h>
      <text:p text:style-name="P9"/>
      <text:p text:style-name="P52">Version:<text:tab/>1.<text:span text:style-name="T59">2</text:span></text:p>
      <text:p text:style-name="P52">Date:<text:tab/><text:tab/><text:span text:style-name="T59">12</text:span>/<text:span text:style-name="T58">9</text:span>/2019</text:p>
      <text:p text:style-name="P52">Author:<text:tab/>Graham Drew</text:p>
      <text:p text:style-name="P52">Changes:<text:tab/><text:span text:style-name="T58">v1.0 – Initial document</text:span></text:p>
      <text:p text:style-name="P52"><text:tab/><text:tab/><text:tab/><text:span text:style-name="T58">v1.1 – added pm-utils to required packages</text:span></text:p>
      <text:p text:style-name="P52"><text:tab/><text:tab/><text:tab/><text:span text:style-name="T59">v1.2 – updated with changes to avoid the need to do a root login</text:span></text:p>
      <text:p text:style-name="P9"/>
      <text:h text:style-name="Heading_20_1" text:outline-level="1"><text:bookmark-start text:name="__RefHeading___Toc1056_773593466"/>2. Introduction<text:bookmark-end text:name="__RefHeading___Toc1056_773593466"/></text:h>
      <text:p text:style-name="P5"/>
      <text:p text:style-name="P5">This document describes the Turing “<text:span text:style-name="T11">disk wipe utility</text:span>” environment; how to build it from scratch; how to amend it, and how to run it. <text:span text:style-name="T14">Note that the high-level function of each script or program is covered in these notes, but they do not profess to be detailed documentation. That should be contained within the source. At the time of writing that’s not very well covered, but should be.</text:span></text:p>
      <text:p text:style-name="P5"/>
      <text:p text:style-name="P5">If you are changing this document because of errors, or changes to the environment, <text:span text:style-name="T3">please</text:span><text:span text:style-name="T5"> update the version number, and add comments to show what changed.</text:span></text:p>
      <text:p text:style-name="P5"/>
      <text:p text:style-name="P5">The document assumes the reader has a reasonable familiarity with Linux. If you don’t, you probably should stop reading now, and certainly not attempt to change anything.</text:p>
      <text:p text:style-name="P5"/>
      <text:p text:style-name="P6">Commands to be entered at a terminal session are italicised.</text:p>
      <text:p text:style-name="P5"/>
      <text:p text:style-name="P5">The development environment currently sits on <text:span text:style-name="T9">a laptop whose name is Wiper_Development.</text:span></text:p>
      <text:p text:style-name="P7">The default user is turing.</text:p>
      <text:p text:style-name="P7">The root password is the standard root password.</text:p>
      <text:p text:style-name="P7">The development environment sits under ~/Documents/wipe-script.</text:p>
      <text:p text:style-name="P7"/>
      <text:p text:style-name="P7">The core of the environment is a Debian Linux minimum install. There <text:span text:style-name="T1">may</text:span> be several of these on the development server at any one time. Each will be held in a subfolder of ~/Documents/wipe-script called ramdisk_??.</text:p>
      <text:p text:style-name="P7"><text:soft-page-break/></text:p>
      <text:p text:style-name="P7">To avoid confusion, it is strongly suggested that only 3 environments are kept, and that only one person be working on developing “stuff” at any one time. The environment is reasonably complex and easily broken. These environments <text:span text:style-name="T11">should</text:span> be ramdisk_prod ramdisk_old and ramdisk_work</text:p>
      <text:p text:style-name="P7"/>
      <text:p text:style-name="P8">Development and testing should be done in ramdisk_work. On completion, <text:span text:style-name="T10">the production server should be updated as per below;</text:span> <text:span text:style-name="T10">ramdisk_prod should be renamed ramdisk_old, and ramdisk_work should be </text:span><text:span text:style-name="T4">copied</text:span><text:span text:style-name="T6"> to ramdisk_prod</text:span></text:p>
      <text:p text:style-name="P7"/>
      <text:h text:style-name="Heading_20_1" text:outline-level="1"><text:bookmark-start text:name="__RefHeading___Toc1058_773593466"/>3. Scripts<text:bookmark-end text:name="__RefHeading___Toc1058_773593466"/></text:h>
      <text:p text:style-name="P10">There are a number of scripts or modules in ~<text:span text:style-name="T9">/Documents/wipe-script </text:span>which are eventually loaded to the machine being wiped. The key ones are:</text:p>
      <text:p text:style-name="P10"><text:tab/><text:span text:style-name="T57">init</text:span></text:p>
      <text:p text:style-name="P10"><text:tab/>.bashrc </text:p>
      <text:p text:style-name="P10"><text:tab/>init-wipe.sh </text:p>
      <text:p text:style-name="P10"><text:tab/>process-handler </text:p>
      <text:p text:style-name="P10"><text:tab/>sql-handler </text:p>
      <text:p text:style-name="P10"><text:tab/>unlock_drive.sh </text:p>
      <text:p text:style-name="P10"><text:tab/>wipe-main.sh </text:p>
      <text:p text:style-name="P10"><text:tab/>wipe-worker.sh </text:p>
      <text:p text:style-name="P10"/>
      <text:p text:style-name="P12">These will probably be the scripts that are most likely to be amended, since they drive the utility menus, and the actual wiping processes.</text:p>
      <text:p text:style-name="P12"/>
      <text:p text:style-name="P57">init</text:p>
      <text:p text:style-name="P63"/>
      <text:p text:style-name="P57"><text:span text:style-name="T5">This script will be copied to the chroot/ directory, and is executed on the wiper machine during the boot process. </text:span><text:span text:style-name="T7">It initiates everything else, and keeps running until the machine is shut down. </text:span><text:span text:style-name="T8">You should have no reason to change this unless there are Linux changes – in which case you understand what to do!!</text:span></text:p>
      <text:p text:style-name="P12"/>
      <text:p text:style-name="P55">.bashrc</text:p>
      <text:p text:style-name="P10"/>
      <text:p text:style-name="P13">This file is executed on the target machine once Linux has loaded. <text:span text:style-name="T12">At this time its functions are </text:span></text:p>
      <text:p text:style-name="P14"><text:tab/>a) to initialise the network card to allow communication with the SQL database.</text:p>
      <text:p text:style-name="P13"><text:tab/><text:span text:style-name="T12">b) to execute init-wipe.sh which is the menu handler.</text:span></text:p>
      <text:p text:style-name="P13"/>
      <text:p text:style-name="P56">init-wipe.sh</text:p>
      <text:p text:style-name="P7"/>
      <text:p text:style-name="P14">This is, as mentioned above, the menu handler. It uses whiptail to display the initial menu, and to execute other scripts depending on the menu choices</text:p>
      <text:p text:style-name="P4"/>
      <text:p text:style-name="P4"/>
      <text:p text:style-name="P80">process-handler </text:p>
      <text:p text:style-name="P81"/>
      <text:p text:style-name="P82">This is a compiled program. The source is process_handler.c </text:p>
      <text:p text:style-name="P82">The object of this program is to allow multiple disks to be wiped in parallel. For each of the drives selected in the wipe-main script, process-handler will initiate an instance of wipe-worker, each displaying inside its own screen window. To achieve this, process-handler keeps communication with each wipe-<text:soft-page-break/>worker process open. An <text:span text:style-name="T13">implication of this is that the user cannot interact with the wipe-worker processes.</text:span></text:p>
      <text:p text:style-name="P82"/>
      <text:p text:style-name="P83">Unless you are quite familiar with C and the concepts of initiating and maintaining communication with multiple subprocesses – don’t touch it.</text:p>
      <text:p text:style-name="P83"/>
      <text:p text:style-name="P11"/>
      <text:p text:style-name="P56">sql-handler </text:p>
      <text:p text:style-name="P11"/>
      <text:p text:style-name="P15">This too is a compiled program. The source is sql_handler.c</text:p>
      <text:p text:style-name="P15"/>
      <text:p text:style-name="P16">This is used in the scripts to update the SQL database on the red server with information about the disks being wiped. <text:span text:style-name="T15">There are a number of attributes associated with the computer on which the scripts are being run, and the disks that are being wiped.</text:span></text:p>
      <text:p text:style-name="P16"/>
      <text:p text:style-name="P17">In this case familiarity with both C and mysql are required before you should touch this.</text:p>
      <text:p text:style-name="P17"/>
      <text:p text:style-name="P53">NB if you recompile any C program, you will need to ensure that the C and SQL libraries in the ramdisk chroot environment (of which much more later) match those that you are using to do the compile.</text:p>
      <text:p text:style-name="P58"/>
      <text:p text:style-name="P11"/>
      <text:p text:style-name="P11"><text:span text:style-name="T3">unlock_drive.sh</text:span> </text:p>
      <text:p text:style-name="P11"/>
      <text:p text:style-name="P18">Sometimes a drive will be “locked” and the wipe scripts will not be able to process. This script, called from the main wipe menu, will unlock it by removing the password.</text:p>
      <text:p text:style-name="P11"/>
      <text:p text:style-name="P11"/>
      <text:p text:style-name="P11"><text:span text:style-name="T3">wipe-main.sh</text:span> </text:p>
      <text:p text:style-name="P11"/>
      <text:p text:style-name="P18">This script is initiated by the init-wipe.sh script. It presents the main wipe menu, and passes control to other scripts or programs depending on the menu choice made. If you look at the script, you will see that it’s a bit more complicated than that, since for some menu choices <text:span text:style-name="T18">it gathers an amount of data.</text:span></text:p>
      <text:p text:style-name="P19">Notably before initiating wipes through the process handler, it gathers data about installed disks; allows the user to choose which disks to wipe, and to choose which wipe method should be used. It also gathers data about the computer and disks to pass through the sql-handler to the red server SQL databases.</text:p>
      <text:p text:style-name="P11"/>
      <text:p text:style-name="P11"><text:span text:style-name="T3">wipe-worker.sh</text:span> </text:p>
      <text:p text:style-name="P4"/>
      <text:p text:style-name="P19">This script is initiated, once per disk to be wiped, by the process-handler. Information on the disk to wipe is passed by the process-handler and the method to use is flagged in a global variable.</text:p>
      <text:p text:style-name="P19">It is worth noting again that the process-handler keeps control of the worker processes, so user interaction is not available.</text:p>
      <text:p text:style-name="P19">This script also uses sql-handler to update the SQL databases with data about the disk wipe itself.</text:p>
      <text:p text:style-name="P19"/>
      <text:p text:style-name="P19"/>
      <text:p text:style-name="P4"/>
      <text:h text:style-name="Heading_20_1" text:outline-level="1"><text:bookmark-start text:name="__RefHeading___Toc1060_773593466"/><text:soft-page-break/><text:span text:style-name="T56">4. </text:span>The chroot environment.<text:bookmark-end text:name="__RefHeading___Toc1060_773593466"/></text:h>
      <text:p text:style-name="P4"/>
      <text:p text:style-name="P20">Each ramdisk directory has a chroot directory within it. This directory contains the complete linux environment that will be loaded, through the red network or via a USB drive, into the MEMORY of the machine that will actually run the wipe utility.</text:p>
      <text:p text:style-name="P20"/>
      <text:p text:style-name="P20">There are two conceptual components to what sits under the chroot directory:</text:p>
      <text:list xml:id="list646829608" text:style-name="L1">
        <text:list-item>
          <text:p text:style-name="P86"><text:span text:style-name="T19">The Linux environment, which is a “minbase” Debian install of the “buster” release. It is important to understand that this release bears </text:span><text:span text:style-name="T2">no relation</text:span><text:span text:style-name="T16"> to the Mint release which runs on the development server. </text:span><text:span text:style-name="T17">It is customised as described below to reduce its footprint in memory. This environment should rarely need to change. When it does, extensive testing is required, as it implies a different Linux release, with all the potential changes that will contain.</text:span></text:p>
        </text:list-item>
        <text:list-item>
          <text:p text:style-name="P89">The scripts, which are copied, as noted above, into the ramdisk-work/chroot/root directory whenever they are changed. The script environment will change whenever changes are required to the utilities being run on the wiping machines.</text:p>
        </text:list-item>
      </text:list>
      <text:p text:style-name="P59"/>
      <text:p text:style-name="P60">Change mechanics are dealt with in a later section.</text:p>
      <text:p text:style-name="P60"/>
      <text:h text:style-name="Heading_20_1" text:outline-level="1"><text:bookmark-start text:name="__RefHeading___Toc1062_773593466"/><text:span text:style-name="T56">5. </text:span>The IsoLinux environment.<text:bookmark-end text:name="__RefHeading___Toc1062_773593466"/></text:h>
      <text:p text:style-name="P4"/>
      <text:p text:style-name="P21">IsoLinux is a Linux boot utility. It is used to build an environment which may be loaded to a USB drive to allow a wiping machine to be booted from USB. Components of this environment are also transferred to the live “read” server’s tftpboot area to allow wiping machines to boot from the network.</text:p>
      <text:p text:style-name="P21"/>
      <text:p text:style-name="P21">Note that every time <text:span text:style-name="T3">ANY</text:span><text:span text:style-name="T5"> change is made, whether to the Linux or scripting environments, the whole rebuild procedure should be followed. If it is not confusion and errors will arise.</text:span></text:p>
      <text:p text:style-name="P61"/>
      <text:h text:style-name="Heading_20_1" text:outline-level="1"><text:bookmark-start text:name="__RefHeading___Toc1064_773593466"/><text:span text:style-name="T56">6. </text:span>Changing utility functionality<text:bookmark-end text:name="__RefHeading___Toc1064_773593466"/></text:h>
      <text:p text:style-name="P61"/>
      <text:p text:style-name="P62">There are two areas where utility functionality may be changed – the scripts, or the C programs.</text:p>
      <text:p text:style-name="P62"/>
      <text:p text:style-name="P62">Source for both will be found in ~/Documents/wipe-script</text:p>
      <text:p text:style-name="P62">Good practice says that before you start you copy the script/<text:span text:style-name="T21">program</text:span> you will work on to keep as a backup in case you mess up e.g.:</text:p>
      <text:p text:style-name="P62"><text:tab/><text:span text:style-name="T31">cp -p wipe-main.sh wipe-main.gcd</text:span> </text:p>
      <text:p text:style-name="P4"/>
      <text:p text:style-name="P22">The -p keeps date and permissions on the copy.</text:p>
      <text:p text:style-name="P22"/>
      <text:p text:style-name="P22">Once changes are done, you will want to test. It is strongly recommended that you DO NOT test on the development server. The scripts are designed to be destructive, and a slight error could end up wiping your machine!!</text:p>
      <text:p text:style-name="P22"/>
      <text:p text:style-name="P23">If you changed the C programs, you need to compile them. </text:p>
      <text:p text:style-name="P23"><text:tab/><text:span text:style-name="T20">Note that at present this will cause problems, since the libraries on the development server, and those in the chroot environment are different. This is being worked on.</text:span></text:p>
      <text:p text:style-name="P79"/>
      <text:p text:style-name="P22"><text:soft-page-break/>To test you need to build a bootable USB drive; insert the drive in the test machine and boot from USB. If the test machine is connected to the red network, you should note that it will update the SQL database. DO NOT use the machine’s real asset number. For testing purposes, change the leading 0000 to 9999 and use any other 4 digits to complete the number. The DB administrator understands that 9999 asset numbers are for test purposes.</text:p>
      <text:h text:style-name="Heading_20_1" text:outline-level="1"><text:bookmark-start text:name="__RefHeading___Toc1066_773593466"/><text:span text:style-name="T56">7. </text:span>Building a bootable USB drive<text:bookmark-end text:name="__RefHeading___Toc1066_773593466"/></text:h>
      <text:p text:style-name="P24"/>
      <text:p text:style-name="P25">While not all the following instructions are strictly necessary for all types of change, it is strongly recommended that you follow them religiously in all cases. This will avoid confusion and error.</text:p>
      <text:p text:style-name="P25"/>
      <text:p text:style-name="P26">At this point you will have changed something. If it was a program, you have recompiled (bearing in mind the library comments above).</text:p>
      <text:p text:style-name="P26"/>
      <text:p text:style-name="P26">If you have built a new chroot environment from a more recent Linux release, ensure that you have copied the chroot/boot/vmlinuz-??version?? file to </text:p>
      <text:p text:style-name="P26">~/Documents/wipe-script/ramdisk_work/image/live/vmlinuz</text:p>
      <text:p text:style-name="P26"/>
      <text:p text:style-name="P26">Now you can execute the following commands:</text:p>
      <text:p text:style-name="P26"/>
      <text:p text:style-name="P64">cd ~/Documents/wipe-script</text:p>
      <text:p text:style-name="P26"><text:tab/><text:tab/><text:tab/># ensures you are in the right directory</text:p>
      <text:p text:style-name="P64">sudo ./move_it.sh</text:p>
      <text:p text:style-name="P26"><text:tab/><text:tab/><text:tab/># copies all the scripts and programs to the chroot directories </text:p>
      <text:p text:style-name="P26"><text:tab/><text:tab/><text:tab/># and lists them from chroot so you can check the amendment dates</text:p>
      <text:p text:style-name="P64">cd ramdisk_work</text:p>
      <text:p text:style-name="P64">sudo ./build.sh</text:p>
      <text:p text:style-name="P26"><text:tab/><text:tab/><text:tab/># builds the chroot environment <text:span text:style-name="T22">into an initrd file in the image/live</text:span></text:p>
      <text:p text:style-name="P26"><text:tab/><text:tab/><text:tab/><text:span text:style-name="T22"># folder, and builds a new iso.wipe file for use in burning the image</text:span></text:p>
      <text:p text:style-name="P26"><text:tab/><text:tab/><text:tab/><text:span text:style-name="T23"># to the USB drive</text:span></text:p>
      <text:p text:style-name="P65"><text:span text:style-name="T24">sudo </text:span>mintstick -m iso</text:p>
      <text:p text:style-name="P27"><text:tab/><text:tab/><text:tab/># This will <text:span text:style-name="T24">open a small gui Window. Select the </text:span></text:p>
      <text:p text:style-name="P28"><text:tab/><text:tab/><text:tab/># wipe-script/ramdisk_work/wipe.iso <text:s/>file as the image and then</text:p>
      <text:p text:style-name="P27"><text:tab/><text:tab/><text:tab/><text:span text:style-name="T24"># the USB stick from the drop-down list and click on “Write” and</text:span></text:p>
      <text:p text:style-name="P27"><text:tab/><text:tab/><text:tab/><text:span text:style-name="T24"># confirm. Click on OK and “Close” when complete.</text:span></text:p>
      <text:p text:style-name="P27"/>
      <text:p text:style-name="P28">Your USB drive is now ready to use.</text:p>
      <text:p text:style-name="P28"/>
      <text:p text:style-name="P29">Note that you can use your test machine, booted from the USB, to perform further changes as you find issues. Opening a shell from the main menu allows you to edit the scripts locally and test without going through a rebuild. Of course anything saved, is just local, and successful changes will need to be re-done on the development server later.</text:p>
      <text:p text:style-name="P28"/>
      <text:h text:style-name="Heading_20_1" text:outline-level="1"><text:bookmark-start text:name="__RefHeading___Toc1068_773593466"/><text:span text:style-name="T56">8. </text:span>Putting a new version into production.<text:bookmark-end text:name="__RefHeading___Toc1068_773593466"/></text:h>
      <text:p text:style-name="P24"/>
      <text:p text:style-name="P30">Once you are sure everything tested out OK from the USB wiper, you can put the new environment onto the production server. Insert a USB drive into the development server. This drive should have a standard file system on it, since it’s not going to be used as a boot device.</text:p>
      <text:p text:style-name="P30"><text:soft-page-break/>Now issue the following commands:</text:p>
      <text:p text:style-name="P30"/>
      <text:p text:style-name="P66">cd <text:span text:style-name="T25">~/Documents/wipe-script</text:span></text:p>
      <text:p text:style-name="P67">sudo rm -r ramdisk_old</text:p>
      <text:p text:style-name="P31"><text:tab/><text:tab/><text:tab/># Be VERY careful with this command. It is destructive.</text:p>
      <text:p text:style-name="P67">sudo mv ramdisk_prod ramdisk_old</text:p>
      <text:p text:style-name="P67">sudo cp -rp <text:span text:style-name="T26">ramdisk_work ramdisk_prod</text:span></text:p>
      <text:p text:style-name="P31"><text:tab/><text:tab/><text:tab/><text:span text:style-name="T26"># copy work to prod, maintaining dates/permissions</text:span></text:p>
      <text:p text:style-name="P68">cd ./ramdisk_prod/image/live</text:p>
      <text:p text:style-name="P68">sudo cp -p initrd vmlinuz /media/turing/DISKNAME/</text:p>
      <text:p text:style-name="P32"><text:tab/><text:tab/><text:tab/># copy the kernel and filesystems to the USB </text:p>
      <text:p text:style-name="P32"/>
      <text:p text:style-name="P33">Now put the USB <text:span text:style-name="T27">into the live (red server) and login. Now issue the commands:</text:span></text:p>
      <text:p text:style-name="P33"/>
      <text:p text:style-name="P69">cd /var/lib/tftpboot/stable</text:p>
      <text:p text:style-name="P69">sudo cp -p initrd initrd.back</text:p>
      <text:p text:style-name="P69">sudo cp -p vmlinuz vmlinuz.back</text:p>
      <text:p text:style-name="P69">sudo cp -p /media/user/DISKNAME/initrd .</text:p>
      <text:p text:style-name="P33"><text:span text:style-name="T32">Sudo cp -p /media/user/DISKNAME/vmlinuz .</text:span> </text:p>
      <text:p text:style-name="P33"/>
      <text:p text:style-name="P35">Remove the USB drive.</text:p>
      <text:p text:style-name="P35">Test by booting a test machine off the red network and running through a full set of menu tests. Even if it was only a small change, you SHOULD test all the features of the utility to ensure you didn’t break anything.</text:p>
      <text:p text:style-name="P35"/>
      <text:p text:style-name="P36">If your testing fails and you need to revert to the older version, login to the red server and issue the commands:</text:p>
      <text:p text:style-name="P70">cd /var/lib/tftpboot/stable</text:p>
      <text:p text:style-name="P70">sudo cp -p initrd.back initrd</text:p>
      <text:p text:style-name="P70">sudo cp -p vmlinuz.back vmlinuz</text:p>
      <text:p text:style-name="P34"/>
      <text:p text:style-name="P36">Fix whatever was wrong on the development server and do all this again.</text:p>
      <text:h text:style-name="Heading_20_1" text:outline-level="1"><text:bookmark-start text:name="__RefHeading___Toc1070_773593466"/><text:span text:style-name="T56">9. </text:span>Building a new wiper Linux environment.<text:bookmark-end text:name="__RefHeading___Toc1070_773593466"/></text:h>
      <text:p text:style-name="P24"/>
      <text:p text:style-name="P36">Note that this is the chroot environment used to boot machines to wipe disks. It is NOT the Linux environment that runs on the development server. That is currently Mint, but could be any flavour of Linux.</text:p>
      <text:p text:style-name="P36"/>
      <text:p text:style-name="P36">If you are unfamiliar with chroot, or the structure of Linux, you should really not be building this.</text:p>
      <text:p text:style-name="P36"/>
      <text:p text:style-name="P37">What you will be doing is </text:p>
      <text:list xml:id="list3413519701" text:style-name="L2">
        <text:list-item>
          <text:p text:style-name="P87">loading a minimal version of Debian to the directory ~/Documents/write-script/ramdisk-work/chroot</text:p>
        </text:list-item>
        <text:list-item>
          <text:p text:style-name="P87">initialising some directories for the new environment</text:p>
        </text:list-item>
        <text:list-item>
          <text:p text:style-name="P87">switching into the new environment and customising it. We have standard customisations, but you may find with newer releases of Linux that you need to change these. You may also find that newer releases of Linux break the scripts/programs we have developed, and you will need to troubleshoot and fix those</text:p>
        </text:list-item>
      </text:list>
      <text:p text:style-name="P37"><text:soft-page-break/></text:p>
      <text:p text:style-name="P37">Ensure you are on a network with reasonable Internet access.</text:p>
      <text:p text:style-name="P37"/>
      <text:p text:style-name="P37">Commands:</text:p>
      <text:p text:style-name="P37"/>
      <text:p text:style-name="P71">cd ~Documents/write-script/ramdisk-work</text:p>
      <text:p text:style-name="P37"><text:tab/><text:tab/><text:tab/># Much of what follows requires root access you may find it more</text:p>
      <text:p text:style-name="P37"><text:tab/><text:tab/><text:tab/># convenient to do:</text:p>
      <text:p text:style-name="P71">sudo bash</text:p>
      <text:p text:style-name="P37"><text:tab/><text:tab/><text:tab/># to establish a root session than to sudo everything. If you do this</text:p>
      <text:p text:style-name="P37"><text:tab/><text:tab/><text:tab/># be careful. You have the power!! <text:span text:style-name="T35">If you don’t do this you will need </text:span></text:p>
      <text:p text:style-name="P37"><text:tab/><text:tab/><text:tab/><text:span text:style-name="T35"># to prefix most of the rest of this with </text:span><text:span text:style-name="T33">sudo</text:span></text:p>
      <text:p text:style-name="P71">mv chroot chroot.back</text:p>
      <text:p text:style-name="P37"><text:tab/><text:tab/><text:tab/># backup your current working environment.</text:p>
      <text:p text:style-name="P71">mkdir chroot</text:p>
      <text:p text:style-name="P38"><text:span text:style-name="T29">debootstrap --arch=i386 --variant=minbase </text:span><text:span text:style-name="T30">buster </text:span><text:span text:style-name="T29">chroot</text:span> </text:p>
      <text:p text:style-name="P38"><text:tab/><text:tab/><text:tab/># install the base <text:span text:style-name="T28">minimal system. Buster is the name of the release.</text:span></text:p>
      <text:p text:style-name="P38"><text:tab/><text:tab/><text:tab/><text:span text:style-name="T28"># If you’re using a later release that name will change</text:span></text:p>
      <text:p text:style-name="P72">./<text:span text:style-name="T35">mount_for_chroot.sh</text:span></text:p>
      <text:p text:style-name="P38"><text:tab/><text:tab/><text:tab/><text:span text:style-name="T36"># This mounts some of the host directories into the chroot environment.</text:span></text:p>
      <text:p text:style-name="P38"><text:tab/><text:tab/><text:tab/><text:span text:style-name="T36"># You should do this any time you intend activating chroot</text:span></text:p>
      <text:p text:style-name="P39"><text:span text:style-name="T29">chroot chroot</text:span> </text:p>
      <text:p text:style-name="P39"><text:tab/><text:tab/><text:tab/># <text:span text:style-name="T52">N</text:span>ote <text:span text:style-name="T36">the 2nd</text:span> chroot is <text:span text:style-name="T52">a </text:span>directory. <text:span text:style-name="T36">Once this has been done, you are in</text:span></text:p>
      <text:p text:style-name="P39"><text:tab/><text:tab/><text:tab/><text:span text:style-name="T36"># the new environment, not on the original host. Also note, that while</text:span></text:p>
      <text:p text:style-name="P39"><text:tab/><text:tab/><text:tab/><text:span text:style-name="T36"># your file systems/executables etc. have changed, your kernel has not</text:span></text:p>
      <text:p text:style-name="P72"><text:span text:style-name="T36">e</text:span>xport HOME=/root</text:p>
      <text:p text:style-name="P72">export LC_ALL=C # This is done to use the simplest locale</text:p>
      <text:p text:style-name="P72">echo "yourHostname" <text:s/>&gt; /etc/hostname</text:p>
      <text:p text:style-name="P38"><text:tab/><text:tab/><text:tab/><text:span text:style-name="T37"># This is the hostname all your wiper hosts will acquire when they</text:span></text:p>
      <text:p text:style-name="P38"><text:tab/><text:tab/><text:tab/><text:span text:style-name="T37"># are working</text:span></text:p>
      <text:p text:style-name="P72">passwd -<text:span text:style-name="T37">d </text:span>root</text:p>
      <text:p text:style-name="P38"><text:tab/><text:tab/><text:tab/><text:span text:style-name="T37"># We don’t want a root password on the wiper hosts</text:span></text:p>
      <text:p text:style-name="P73">apt-get install vim</text:p>
      <text:p text:style-name="P73">apt-get install nano</text:p>
      <text:p text:style-name="P40"><text:tab/><text:tab/><text:tab/># One of the first things we need is an editor. Both “vi” and “nano”</text:p>
      <text:p text:style-name="P40"><text:tab/><text:tab/><text:tab/># are editors. Use whichever you prefer.</text:p>
      <text:p text:style-name="P38"><text:tab/></text:p>
      <text:p text:style-name="P41"><text:tab/><text:tab/><text:tab/><text:span text:style-name="T38"># To reduce the amount of data installed by apt, edit /etc/apt/apt.conf</text:span></text:p>
      <text:p text:style-name="P42"><text:tab/><text:tab/><text:tab/># and insert the following lines:</text:p>
      <text:p text:style-name="P38"><text:tab/>A<text:span text:style-name="T1">PT::Install-Recommends "0"; </text:span></text:p>
      <text:p text:style-name="P54"><text:tab/>APT::Install-Suggests "0";</text:p>
      <text:p text:style-name="P54"><text:tab/><text:span text:style-name="T39">APT::Get::Assume-Yes “1”;</text:span></text:p>
      <text:p text:style-name="P54"><text:tab/><text:span text:style-name="T39">APT::Get::AllowUnauthenticated “1”</text:span></text:p>
      <text:p text:style-name="P43"><text:tab/><text:tab/><text:tab/></text:p>
      <text:p text:style-name="P44"><text:tab/><text:tab/><text:tab/># edit /etc/rc.local and insert:</text:p>
      <text:p text:style-name="P38"><text:tab/><text:span text:style-name="T1">setterm -blank 0</text:span></text:p>
      <text:p text:style-name="P38"/>
      <text:p text:style-name="P38"><text:span text:style-name="T40"><text:tab/><text:tab/><text:tab/># edit /et</text:span>c/apt/sources.list add non-free and contrib <text:span text:style-name="T40">e.g.:</text:span></text:p>
      <text:p text:style-name="P38"><text:tab/><text:span text:style-name="T1">deb http://deb.debian.org/debian buster main non-free contrib</text:span></text:p>
      <text:p text:style-name="P38"><text:tab/><text:tab/><text:tab/><text:span text:style-name="T52"># Note that if you have changed Linux release then “buster” changes</text:span></text:p>
      <text:p text:style-name="P38"><text:soft-page-break/></text:p>
      <text:p text:style-name="P38"><text:tab/><text:tab/><text:tab/><text:span text:style-name="T40"># edit /etc/</text:span>fstab <text:span text:style-name="T40">and insert the lines (including the #)</text:span>:</text:p>
      <text:p text:style-name="P38"/>
      <text:p text:style-name="P38"><text:tab/><text:span text:style-name="T1"># &lt;file system&gt; &lt;mount point&gt; <text:s text:c="2"/>&lt;type&gt; <text:s/>&lt;options&gt; <text:s text:c="5"/>&lt;dump&gt; <text:s/>&lt;pass&gt;</text:span></text:p>
      <text:p text:style-name="P54"><text:tab/><text:span text:style-name="T40">de</text:span>vpts <text:s/>/dev/pts <text:s/>devpts <text:s/>nosuid,noexec,gid=5,mode=0620 <text:s/>0 <text:tab/><text:tab/>0</text:p>
      <text:p text:style-name="P54"><text:tab/>tmpfs <text:s text:c="2"/>/dev/shm <text:s/>tmpfs <text:s text:c="2"/>nosuid,nodev,mode=0755 <text:tab/><text:tab/> 0 <text:s text:c="3"/>0</text:p>
      <text:p text:style-name="P54"><text:tab/>sysfs <text:s text:c="2"/>/sys <text:s text:c="5"/>sysfs <text:s text:c="2"/>nosuid,nodev,noexec <text:s text:c="2"/><text:tab/><text:tab/><text:tab/>0 <text:tab/><text:tab/>0</text:p>
      <text:p text:style-name="P54"><text:tab/>proc <text:s text:c="3"/>/proc <text:s text:c="4"/>proc <text:s text:c="3"/>nodev,noexec,nosuid <text:s/><text:tab/><text:tab/><text:tab/>0 <text:s text:c="2"/>0</text:p>
      <text:p text:style-name="P38"/>
      <text:p text:style-name="P72">chmod 0644 /etc/fstab</text:p>
      <text:p text:style-name="P38"><text:tab/><text:tab/><text:tab/><text:span text:style-name="T40"># Set permissions on fstab</text:span></text:p>
      <text:p text:style-name="P38"><text:tab/><text:tab/><text:tab/><text:span text:style-name="T41">#</text:span></text:p>
      <text:p text:style-name="P84"><text:span text:style-name="T41"><text:tab/><text:tab/><text:tab/># g</text:span>et the linux kernel: </text:p>
      <text:p text:style-name="P74">apt-cache search linux-image</text:p>
      <text:p text:style-name="P45"><text:tab/><text:tab/><text:tab/><text:span text:style-name="T51"># will give you a list. You need a non-pae version for older PCs The</text:span></text:p>
      <text:p text:style-name="P45"><text:tab/><text:tab/><text:tab/><text:span text:style-name="T51"># current one is linux-image-4.19.0-5-686-unsigned </text:span></text:p>
      <text:p text:style-name="P46"><text:tab/><text:tab/><text:tab/><text:span text:style-name="T41"># We now need to install the kernel </text:span></text:p>
      <text:p text:style-name="P47"><text:tab/><text:tab/><text:tab/># and a load of Linux packages. The general command is:</text:p>
      <text:p text:style-name="P48"><text:tab/><text:tab/><text:tab/><text:span text:style-name="T51"># <text:s text:c="4"/></text:span>apt-get install <text:span text:style-name="T29">package-name <text:s text:c="3"/>- </text:span><text:span text:style-name="T43">so </text:span></text:p>
      <text:p text:style-name="P49"><text:span text:style-name="T29">apt-get install linux-image-4.19.0-</text:span><text:span text:style-name="T34">6</text:span><text:span text:style-name="T29">-686-unsigned</text:span><text:span text:style-name="T42"> </text:span></text:p>
      <text:p text:style-name="P75"/>
      <text:p text:style-name="P48"><text:span text:style-name="T29"><text:tab/><text:tab/><text:tab/></text:span><text:span text:style-name="T42"># and the </text:span><text:span text:style-name="T45">rest of the </text:span><text:span text:style-name="T42">packages are:</text:span></text:p>
      <text:p text:style-name="P45"><text:span text:style-name="T44"><text:tab/></text:span><text:span text:style-name="T43">apt-utils</text:span></text:p>
      <text:p text:style-name="P38"><text:tab/>firmware-linux-free</text:p>
      <text:p text:style-name="P46"><text:tab/>pcregrep </text:p>
      <text:p text:style-name="P46"><text:tab/><text:tab/><text:tab/># for perl regex grep</text:p>
      <text:p text:style-name="P38"><text:tab/>ifupdown</text:p>
      <text:p text:style-name="P38"><text:tab/>netbase</text:p>
      <text:p text:style-name="P38"><text:tab/>net-tools</text:p>
      <text:p text:style-name="P38"><text:tab/>isc-dhcp-client</text:p>
      <text:p text:style-name="P38"><text:tab/><text:span text:style-name="T51">busybox</text:span></text:p>
      <text:p text:style-name="P38"><text:tab/><text:span text:style-name="T51">w</text:span>hiptail</text:p>
      <text:p text:style-name="P38"><text:tab/><text:span text:style-name="T51">lib</text:span>ncurses5 </text:p>
      <text:p text:style-name="P38"><text:tab/>nwipe </text:p>
      <text:p text:style-name="P38"><text:tab/>hdparm</text:p>
      <text:p text:style-name="P38"><text:tab/>smartmontools</text:p>
      <text:p text:style-name="P38"><text:tab/>lshw</text:p>
      <text:p text:style-name="P38"><text:tab/>dmidecode</text:p>
      <text:p text:style-name="P38"><text:tab/><text:span text:style-name="T58">pm-utils</text:span></text:p>
      <text:p text:style-name="P38"/>
      <text:p text:style-name="P50"><text:span text:style-name="T53"><text:tab/><text:tab/><text:tab/># S</text:span>etting up network.</text:p>
      <text:p text:style-name="P38"><text:tab/><text:tab/><text:tab/><text:span text:style-name="T53"># Linux used to default the first network name to eth0, However</text:span></text:p>
      <text:p text:style-name="P38"><text:tab/><text:tab/><text:tab/><text:span text:style-name="T54"># it now uses the bus/position of the card to generate a “predictable”</text:span></text:p>
      <text:p text:style-name="P38"><text:tab/><text:tab/><text:tab/><text:span text:style-name="T54"># name. Unfortunately for us this makes it unpredictable. Logic has been</text:span></text:p>
      <text:p text:style-name="P38"><text:tab/><text:tab/><text:tab/><text:span text:style-name="T54"># added to the .bashrc file to bring the network up, which is not</text:span></text:p>
      <text:p text:style-name="P38"><text:tab/><text:tab/><text:tab/><text:span text:style-name="T54"># ideal</text:span></text:p>
      <text:p text:style-name="P38"><text:tab/><text:tab/><text:tab/><text:span text:style-name="T54"># </text:span>edit /etc/network/interfaces so it looks like:</text:p>
      <text:p text:style-name="P38"><text:tab/><text:tab/>a<text:span text:style-name="T1">uto lo</text:span></text:p>
      <text:p text:style-name="P54"><text:tab/><text:tab/>iface lo inet loopback</text:p>
      <text:p text:style-name="P38"><text:tab/><text:tab/><text:tab/><text:span text:style-name="T59"># Amend the systemd configuration for gettys to allow for root</text:span></text:p>
      <text:p text:style-name="P38"><text:soft-page-break/><text:tab/><text:tab/><text:tab/><text:span text:style-name="T59"># to start on the wiper system without going through a login prompt.</text:span></text:p>
      <text:p text:style-name="P91">cd /lib/systemd/system</text:p>
      <text:p text:style-name="P91">vi getty@.service</text:p>
      <text:p text:style-name="P91"><text:tab/><text:tab/><text:tab/><text:span text:style-name="T42"># comment out the line th</text:span><text:span text:style-name="T48">at</text:span><text:span text:style-name="T42"> starts ExecStart, and insert </text:span><text:span text:style-name="T48">below it</text:span><text:span text:style-name="T42"> the line:</text:span></text:p>
      <text:p text:style-name="P91"><text:span text:style-name="T42"><text:tab/><text:tab/></text:span><text:span text:style-name="T50">ExecStart=~/sbin/agetty --noissue --autologin root %I $TERM</text:span></text:p>
      <text:p text:style-name="P38"/>
      <text:p text:style-name="P38"><text:tab/><text:tab/><text:tab/><text:span text:style-name="T54"># Now </text:span>free space:</text:p>
      <text:p text:style-name="P72">apt-get install localepurge</text:p>
      <text:p text:style-name="P72"><text:tab/><text:tab/><text:tab/><text:span text:style-name="T46"># This will open a gui, allowing you to keep certain locales and purge the rest.</text:span></text:p>
      <text:p text:style-name="P72"><text:span text:style-name="T46"><text:tab/><text:tab/><text:tab/># Choose “en” and </text:span><text:span text:style-name="T47">the “en GB” ones (about 4 in total), and tab to OK.</text:span></text:p>
      <text:p text:style-name="P72">apt-get clean</text:p>
      <text:p text:style-name="P72">apt-get purge</text:p>
      <text:p text:style-name="P38"/>
      <text:p text:style-name="P38"/>
      <text:p text:style-name="P38"><text:tab/><text:tab/><text:tab/><text:span text:style-name="T54"># Now unmount the stuff we pre-mounted earlier. Note the pre-mount</text:span></text:p>
      <text:p text:style-name="P38"><text:tab/><text:tab/><text:tab/><text:span text:style-name="T54"># was done from the host system. The unmounts MUST be done from the </text:span></text:p>
      <text:p text:style-name="P38"><text:tab/><text:tab/><text:tab/><text:span text:style-name="T54"># chrooted session. If you unmount from the host system you will have </text:span></text:p>
      <text:p text:style-name="P38"><text:tab/><text:tab/><text:tab/><text:span text:style-name="T54"># to reboot, because stuff will stop working.</text:span></text:p>
      <text:p text:style-name="P77">umount -lf /dev</text:p>
      <text:p text:style-name="P72">umount -lf /sys</text:p>
      <text:p text:style-name="P77">umount -lf /proc</text:p>
      <text:p text:style-name="P72"/>
      <text:p text:style-name="P72"/>
      <text:p text:style-name="P76">exit</text:p>
      <text:p text:style-name="P78"><text:tab/><text:tab/><text:tab/># You are now back in the host environment. Probably still as root</text:p>
      <text:p text:style-name="P78"><text:tab/><text:tab/><text:tab/># so be careful.</text:p>
      <text:p text:style-name="P78"><text:tab/><text:tab/><text:tab/># SQL libraries now need to be copied. This assumes you have not </text:p>
      <text:p text:style-name="P50"><text:tab/><text:tab/><text:tab/><text:span text:style-name="T55"># changed the libraries associated with sql-handler</text:span></text:p>
      <text:p text:style-name="P76">cp -p ../ramdisk_prod/chroot/usr/lib/mysql* ./chroot/usr/lib</text:p>
      <text:p text:style-name="P50"><text:tab/><text:tab/><text:tab/></text:p>
      <text:p text:style-name="P51">If you are root you should now exit back to user mode. You’re done and ready to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officeooo:rsid="0055ae66"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00" fo:font-weight="bold" officeooo:rsid="0021bd3e" officeooo:paragraph-rsid="0021bd3e" style:font-weight-asian="bold" style:font-weight-complex="bold"/>
    </style:style>
    <style:style style:name="MP2" style:family="paragraph" style:parent-style-name="Preformatted_20_Text">
      <style:text-properties fo:font-weight="bold" officeooo:rsid="0055ae66" officeooo:paragraph-rsid="0055ae66" style:font-weight-asian="bold" style:font-weight-complex="bold"/>
    </style:style>
    <style:style style:name="MP3" style:family="paragraph" style:parent-style-name="Preformatted_20_Text">
      <style:text-properties officeooo:paragraph-rsid="0055ae66"/>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uring Disk Wipe Utility Environment notes.</text:p>
      </style:header>
      <style:footer>
        <text:p text:style-name="MP2">Page <text:page-number text:select-page="current">9</text:page-number><text:s/>of <text:page-count>9</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2T15:46:27.141896228</dc:date>
    <meta:editing-duration>PT10H7M11S</meta:editing-duration>
    <meta:editing-cycles>45</meta:editing-cycles>
    <meta:generator>LibreOffice/6.0.6.2$Linux_x86 LibreOffice_project/00m0$Build-2</meta:generator>
    <meta:document-statistic meta:table-count="0" meta:image-count="0" meta:object-count="0" meta:page-count="9" meta:paragraph-count="259" meta:word-count="2845" meta:character-count="17276" meta:non-whitespace-character-count="14323"/>
  </office:meta>
</office:document-meta>
</file>